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7"/>
        <table:table-column table:style-name="co1" table:number-columns-repeated="3" table:default-cell-style-name="ce10"/>
        <table:table-row table:style-name="ro1">
          <table:table-cell table:number-columns-spanned="6" table:number-rows-spanned="2"/>
          <table:covered-table-cell table:number-columns-repeated="2"/>
          <table:covered-table-cell table:number-columns-repeated="3" table:style-name="ce7"/>
        </table:table-row>
        <table:table-row table:style-name="ro1">
          <table:covered-table-cell table:number-columns-repeated="3"/>
          <table:covered-table-cell table:number-columns-repeated="3" table:style-name="ce7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 table:number-columns-spanned="2" table:number-rows-spanned="1">
            <text:p>Equipamentos</text:p>
          </table:table-cell>
          <table:covered-table-cell/>
          <table:table-cell table:style-name="ce7" office:value-type="string" calcext:value-type="string" table:number-columns-spanned="2" table:number-rows-spanned="1">
            <text:p>valor</text:p>
          </table:table-cell>
          <table:covered-table-cell table:style-name="ce7"/>
          <table:table-cell table:style-name="ce7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Impresora</text:p>
          </table:table-cell>
          <table:covered-table-cell/>
          <table:table-cell office:value-type="currency" office:currency="BRL" office:value="679" calcext:value-type="currency" table:number-columns-spanned="2" table:number-rows-spanned="1">
            <text:p>R$ 679,00</text:p>
          </table:table-cell>
          <table:covered-table-cell/>
          <table:table-cell table:formula="of:=[.A4]*[.D4]" office:value-type="currency" office:currency="BRL" office:value="679" calcext:value-type="currency">
            <text:p>R$ 679,0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compacta</text:p>
          </table:table-cell>
          <table:covered-table-cell/>
          <table:table-cell office:value-type="currency" office:currency="BRL" office:value="620" calcext:value-type="currency" table:number-columns-spanned="2" table:number-rows-spanned="1">
            <text:p>R$ 620,00</text:p>
          </table:table-cell>
          <table:covered-table-cell/>
          <table:table-cell table:formula="of:=[.A5]*[.D5]" office:value-type="currency" office:currency="BRL" office:value="620" calcext:value-type="currency">
            <text:p>R$ 620,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prensa</text:p>
          </table:table-cell>
          <table:covered-table-cell/>
          <table:table-cell office:value-type="currency" office:currency="BRL" office:value="1999" calcext:value-type="currency" table:number-columns-spanned="2" table:number-rows-spanned="1">
            <text:p>R$ 1.999,00</text:p>
          </table:table-cell>
          <table:covered-table-cell/>
          <table:table-cell table:formula="of:=[.A6]*[.D6]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rete</text:p>
          </table:table-cell>
          <table:covered-table-cell/>
          <table:table-cell office:value-type="currency" office:currency="BRL" office:value="24" calcext:value-type="currency" table:number-columns-spanned="2" table:number-rows-spanned="1">
            <text:p>R$ 24,00</text:p>
          </table:table-cell>
          <table:covered-table-cell/>
          <table:table-cell table:formula="of:=[.A7]*[.D7]" office:value-type="currency" office:currency="BRL" office:value="24" calcext:value-type="currency">
            <text:p>R$ 24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8]*[.D8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9]*[.D9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0]*[.D10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1]*[.D11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2]*[.D12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3]*[.D13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4]*[.D14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5]*[.D15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6]*[.D16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7]*[.D17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8]*[.D18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9]*[.D19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SUM([.F4:.F19])" office:value-type="currency" office:currency="BRL" office:value="1323" calcext:value-type="currency">
            <text:p>R$ 1.323,00</text:p>
          </table:table-cell>
        </table:table-row>
      </table:table>
      <table:table table:name="Planilha2" table:style-name="ta1">
        <table:table-column table:style-name="co1" table:number-columns-repeated="3" table:default-cell-style-name="ce7"/>
        <table:table-column table:style-name="co1" table:number-columns-repeated="3" table:default-cell-style-name="ce10"/>
        <table:table-column table:style-name="co1" table:number-columns-repeated="3" table:default-cell-style-name="ce7"/>
        <table:table-column table:style-name="co1" table:number-columns-repeated="3" table:default-cell-style-name="ce10"/>
        <table:table-row table:style-name="ro1">
          <table:table-cell table:number-columns-spanned="6" table:number-rows-spanned="2"/>
          <table:covered-table-cell table:number-columns-repeated="2"/>
          <table:covered-table-cell table:number-columns-repeated="3" table:style-name="ce7"/>
          <table:table-cell table:number-columns-spanned="6" table:number-rows-spanned="2"/>
          <table:covered-table-cell table:number-columns-repeated="2"/>
          <table:covered-table-cell table:number-columns-repeated="3" table:style-name="ce7"/>
        </table:table-row>
        <table:table-row table:style-name="ro1">
          <table:covered-table-cell table:number-columns-repeated="3"/>
          <table:covered-table-cell table:number-columns-repeated="3"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 table:number-columns-spanned="2" table:number-rows-spanned="1">
            <text:p>Equipamentos</text:p>
          </table:table-cell>
          <table:covered-table-cell/>
          <table:table-cell table:style-name="ce7" office:value-type="string" calcext:value-type="string" table:number-columns-spanned="2" table:number-rows-spanned="1">
            <text:p>valor</text:p>
          </table:table-cell>
          <table:covered-table-cell table:style-name="ce7"/>
          <table:table-cell table:style-name="ce7" office:value-type="string" calcext:value-type="string">
            <text:p>Total</text:p>
          </table:table-cell>
          <table:table-cell office:value-type="string" calcext:value-type="string">
            <text:p>Numero</text:p>
          </table:table-cell>
          <table:table-cell office:value-type="string" calcext:value-type="string" table:number-columns-spanned="2" table:number-rows-spanned="1">
            <text:p>itens</text:p>
          </table:table-cell>
          <table:covered-table-cell/>
          <table:table-cell table:style-name="ce7" office:value-type="string" calcext:value-type="string" table:number-columns-spanned="2" table:number-rows-spanned="1">
            <text:p>valor</text:p>
          </table:table-cell>
          <table:covered-table-cell table:style-name="ce7"/>
          <table:table-cell table:style-name="ce7" office:value-type="string" calcext:value-type="string">
            <text:p>Tot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 table:number-columns-spanned="2" table:number-rows-spanned="1">
            <text:p>caneca</text:p>
          </table:table-cell>
          <table:covered-table-cell/>
          <table:table-cell office:value-type="currency" office:currency="BRL" office:value="13.61" calcext:value-type="currency" table:number-columns-spanned="2" table:number-rows-spanned="1">
            <text:p>R$ 13,61</text:p>
          </table:table-cell>
          <table:covered-table-cell/>
          <table:table-cell table:formula="of:=[.A4]*[.D4]" office:value-type="currency" office:currency="BRL" office:value="489.96" calcext:value-type="currency">
            <text:p>R$ 489,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 table:number-columns-spanned="2" table:number-rows-spanned="1">
            <text:p>canecas</text:p>
          </table:table-cell>
          <table:covered-table-cell/>
          <table:table-cell office:value-type="currency" office:currency="BRL" office:value="24" calcext:value-type="currency" table:number-columns-spanned="2" table:number-rows-spanned="1">
            <text:p>R$ 24,00</text:p>
          </table:table-cell>
          <table:covered-table-cell/>
          <table:table-cell table:formula="of:=[.J4]*[.G4]" office:value-type="currency" office:currency="BRL" office:value="864" calcext:value-type="currency">
            <text:p>R$ 864,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frente</text:p>
          </table:table-cell>
          <table:covered-table-cell/>
          <table:table-cell office:value-type="currency" office:currency="BRL" office:value="27.48" calcext:value-type="currency" table:number-columns-spanned="2" table:number-rows-spanned="1">
            <text:p>R$ 27,48</text:p>
          </table:table-cell>
          <table:covered-table-cell/>
          <table:table-cell table:formula="of:=[.A5]*[.D5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5]*[.G5]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 table:number-columns-spanned="2" table:number-rows-spanned="1">
            <text:p>envio</text:p>
          </table:table-cell>
          <table:covered-table-cell/>
          <table:table-cell office:value-type="currency" office:currency="BRL" office:value="5" calcext:value-type="currency" table:number-columns-spanned="2" table:number-rows-spanned="1">
            <text:p>R$ 5,00</text:p>
          </table:table-cell>
          <table:covered-table-cell/>
          <table:table-cell table:formula="of:=[.A6]*[.D6]" office:value-type="currency" office:currency="BRL" office:value="180" calcext:value-type="currency">
            <text:p>R$ 18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6]*[.G6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aixas</text:p>
          </table:table-cell>
          <table:covered-table-cell/>
          <table:table-cell table:number-columns-spanned="2" table:number-rows-spanned="1"/>
          <table:covered-table-cell/>
          <table:table-cell table:formula="of:=[.A7]*[.D7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7]*[.G7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8]*[.D8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8]*[.G8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9]*[.D9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9]*[.G9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0]*[.D10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10]*[.G10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1]*[.D11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11]*[.G11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2]*[.D12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12]*[.G12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3]*[.D13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13]*[.G13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4]*[.D14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14]*[.G14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5]*[.D15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15]*[.G15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6]*[.D16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16]*[.G16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7]*[.D17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17]*[.G17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8]*[.D18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18]*[.G18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A19]*[.D19]" office:value-type="currency" office:currency="BRL" office:value="0" calcext:value-type="currency">
            <text:p>R$ 0,00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J19]*[.G19]" office:value-type="currency" office:currency="BRL" office:value="0" calcext:value-type="currency">
            <text:p>R$ 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SUM([.F4:.F19])" office:value-type="currency" office:currency="BRL" office:value="669.96" calcext:value-type="currency">
            <text:p>R$ 669,96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SUM([.L4:.L19])" office:value-type="currency" office:currency="BRL" office:value="864" calcext:value-type="currency">
            <text:p>R$ 864,00</text:p>
          </table:table-cell>
        </table:table-row>
        <table:table-row table:style-name="ro1">
          <table:table-cell table:style-name="Default" table:number-columns-repeated="6"/>
          <table:table-cell table:style-name="Default" office:value-type="string" calcext:value-type="string">
            <text:p>valor final:</text:p>
          </table:table-cell>
          <table:table-cell table:style-name="ce12" table:formula="of:=[.L20]-[.F20]" office:value-type="currency" office:currency="BRL" office:value="194.04" calcext:value-type="currency">
            <text:p>R$ 194,04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  <table:table-cell table:style-name="ce1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5:44:50.5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21:54:02.128000000</meta:creation-date>
    <dc:date>2023-11-05T16:23:27.434000000</dc:date>
    <meta:editing-duration>PT3H21M40S</meta:editing-duration>
    <meta:editing-cycles>9</meta:editing-cycles>
    <meta:generator>LibreOffice/7.5.3.2$Windows_X86_64 LibreOffice_project/9f56dff12ba03b9acd7730a5a481eea045e468f3</meta:generator>
    <meta:document-statistic meta:table-count="2" meta:cell-count="88" meta:object-count="0"/>
  </office:meta>
</office:document-meta>
</file>